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ce0000" draw:stroke="solid" draw:stroke-linejoin="miter" fo:margin="1.000000000000000pt" style:wrap="biggest" style:wrap-dynamic-threshold="0.000000000000000pt" svg:fill-rule="evenodd" svg:stroke-color="#000063" svg:stroke-opacity="1" svg:stroke-width="2.477261544000000pt"/>
    </style:style>
    <style:style style:name="gr3" style:family="graphic">
      <style:graphic-properties draw:fill="solid" draw:fill-color="#ffffff" draw:stroke="none" fo:margin="1.000000000000000pt" style:wrap="biggest" style:wrap-dynamic-threshold="0.000000000000000pt" svg:fill-rule="evenodd"/>
    </style:style>
    <style:style style:name="dp2" style:family="drawing-page"/>
  </office:automatic-styles>
  <office:body>
    <office:drawing>
      <draw:page draw:name="page1" draw:id="page1" draw:master-page-name="Default1" draw:style-name="dp2">
        <draw:layer-set>
          <draw:layer draw:name=""/>
        </draw:layer-set>
        <draw:g draw:style-name="gr1" draw:id="shape1" svg:y="0.72008292346pt">
          <draw:path draw:style-name="gr2" draw:id="shape2" draw:name="path552" draw:layer="" svg:width="73.79617559702pt" svg:height="96.58007025653pt" svg:x="1.23863072000pt" svg:y="2.47177136000pt" svg:viewBox="0 0 74 97" svg:d="M2.33262e-06 96.5801L72.0218 96.5795L24.8808 47.9172L73.7962 47.9755L0.00451691 0L0 96.5801Z" koffice:nodeTypes="ccccccc"/>
          <draw:path draw:style-name="gr3" draw:id="shape3" draw:name="polygon555" draw:layer="" svg:width="96.37019219444pt" svg:height="96.37020020985pt" draw:transform="matrix(0.31336395000 0.00000000000 0.00000000000 0.30173366000 5.14736550901pt 58.43111866154pt)" svg:viewBox="0 0 96 96" svg:d="M96.3702 48.1852L79.5145 53.9047L92.7023 66.6248L74.9408 65.4586L82.2572 82.2572L66.2939 74.3827L66.6248 92.7023L54.89 79.3185L48.1851 96.3702L42.4654 79.5145L29.7455 92.7023L30.9116 74.9408L14.1131 82.2572L21.9876 66.2939L3.66787 66.6248L17.0518 54.89L0 48.1852L16.8558 42.4655L3.66787 29.7455L21.4294 30.9116L14.1131 14.1131L30.0763 21.9876L29.7455 3.66787L41.4802 17.0518L48.1851 0L53.9047 16.8558L66.6248 3.66787L65.4586 21.4294L82.2572 14.1131L74.3827 30.0763L92.7023 29.7455L79.3184 41.4802Z" koffice:nodeTypes="ccccccccccccccccccccccccccccccccc"/>
          <draw:path draw:style-name="gr3" draw:id="shape4" draw:name="path563" draw:layer="" svg:width="27.89537134836pt" svg:height="15.85354150048pt" svg:x="6.41941968795pt" svg:y="30.35206240000pt" svg:viewBox="0 0 28 16" svg:d="M22.9077 6.94065L20.6578 8.55097L21.7668 9.43686C24.4597 7.42435 26.3758 5.58508 27.8736 2.53267C28.2247 6.60697 24.3622 15.7526 14.2256 15.8535C3.37678 15.8448 -0.387619 6.14109 0.0310765 2.36082C2.02409 5.85688 3.24028 7.56154 6.36862 9.38179L7.32578 8.53236L5.20678 6.82529L7.93456 6.13949L6.46697 3.75122L9.32484 3.95253L8.96572 1.1715L11.4709 2.58895L12.2548 0L14.0548 2.08522L15.7411 0.108356L16.6592 2.79444L19.0002 1.21936L18.7001 3.95112L21.5066 3.63266L20.1909 6.15791Z" koffice:nodeTypes="ccccccccccccccccccccccc"/>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25:23</dc:date>
    <meta:creation-date>2011-05-22T06:10:58</meta:creation-date>
    <dc:creator>Yue Liu</dc:creator>
  </office:meta>
</office:document-meta>
</file>